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113</text:p>
      <text:p text:style-name="Text_20_body">Since the idea that final <text:span text:style-name="Emphasis">Nibbāna</text:span> is an ‘existing entity’ would seem to be closer to eternalism than annihilationism.</text:p>
      <text:p text:style-name="Text_20_body">114</text:p>
      <text:p text:style-name="Text_20_body">Because annihilationism is ‘the view of outsiders’.</text:p>
      <text:p text:style-name="Text_20_body">115</text:p>
      <text:p text:style-name="Text_20_body">The words <text:span text:style-name="Emphasis">arahant</text:span> and <text:span text:style-name="Emphasis">Tathāgata</text:span> appear to be used synonymously in this sutta.</text:p>
      <text:p text:style-name="Text_20_body">116</text:p>
      <text:p text:style-name="Text_20_body">That is, after he has fully penetrated it with insight. He seems to have attained stream-entry while Sāriputta was teaching him.</text:p>
      <text:p text:style-name="Text_20_body">117</text:p>
      <text:p text:style-name="Text_20_body">See for instance SN 22.33, ‘form … feeling … perception … volitional formations … consciousness is not yours: abandon it. When you have abandoned it that will lead to your welfare and happiness’. The <text:span text:style-name="Emphasis">sutta</text:span> then gives the well-known simile of the grass, sticks and leaves in the Jetavana: just as the monks do not identify with those things, so too they should not identify with the five <text:span text:style-name="Emphasis">khandhas</text:span>.</text:p>
      <text:p text:style-name="Text_20_body">118</text:p>
      <text:p text:style-name="Text_20_body">That is, nothing is annihilated from the arahant’s point of view. once <text:span text:style-name="Emphasis">sakkāya-diṭṭhi</text:span> (seeing a permanent self in the <text:span text:style-name="Emphasis">khandhas</text:span>) is abandoned, the perception that an <text:span text:style-name="Emphasis">arahant</text:span> can be annihilated is also abandoned. The death of an <text:span text:style-name="Emphasis">arahant</text:span> is just the end of suffering. This is the point of the <text:span text:style-name="Emphasis">Yamaka Sutta</text:span>, see above.</text:p>
      <text:p text:style-name="Text_20_body">119</text:p>
      <text:p text:style-name="Text_20_body">Harvey 1995, p.240 states that ‘as … <text:span text:style-name="Emphasis">only dukkha</text:span> ends at the death of an Arahat, the total non-existence of a <text:span text:style-name="Emphasis">Tathāgata</text:span> beyond death seems to be ruled out’. But the point of the <text:span text:style-name="Emphasis">Yamaka Sutta</text:span>, and indeed the <text:span text:style-name="Emphasis">suttas</text:span> taken more broadly, is that there is nothing but <text:span text:style-name="Emphasis">dukkha</text:span> even prior to the death of the <text:span text:style-name="Emphasis">arahant</text:span>. This is how the <text:span text:style-name="Emphasis">bhikkhunī</text:span> Vajirā expresses this:</text:p>
      <text:p text:style-name="Quotations">This is a heap of sheer formations:<text:line-break/>Here no being is found.<text:line-break/>…<text:line-break/>It’s only suffering that comes to be,<text:line-break/>Suffering that stands and falls away.<text:line-break/>Nothing but suffering comes to be,<text:line-break/>Nothing but suffering ceases.</text:p>
      <text:p text:style-name="Text_20_body">SN 5.10:4.3–4.4, 6.1–6.4<text:line-break/>(see also: SN 12.15:2.6)</text:p>
      <text:p text:style-name="Text_20_body">If everything experienced by an <text:span text:style-name="Emphasis">arahant</text:span>, and indeed all beings, is ultimately <text:span text:style-name="Emphasis">dukkha</text:span>, and all <text:span text:style-name="Emphasis">dukkha</text:span> ceases when an <text:span text:style-name="Emphasis">arahant</text:span> dies, then — even without any further <text:span text:style-name="Emphasis">sutta</text:span> evidence — any view of final <text:span text:style-name="Emphasis">Nibbāna</text:span> existing in some sense is at the very least superfluous, but more likely misleading. (Buddhist Studies Review Editor: but note that the above verse is about what ‘comes to <text:soft-page-break/>be’ and ‘ceases’, which are not seen as characteristics of <text:span text:style-name="Emphasis">Nibbāna</text:span>. Also, it is only said that ‘all conditioned things are <text:span text:style-name="Emphasis">dukkha</text:span>’.)</text:p>
      <text:p text:style-name="Text_20_body"><text:soft-page-break/>120</text:p>
      <text:p text:style-name="Text_20_body">Since this is the culmination of a long list of pleasures, each in turn superior to the preceding one, the implication is that this is the highest.</text:p>
      <text:p text:style-name="Text_20_body">121</text:p>
      <text:p text:style-name="Text_20_body">How the cessation of all feelings can be considered the highest ‘pleasure’ is explained at AN 9.34 and elsewhere.</text:p>
      <text:p text:style-name="Text_20_body">122</text:p>
      <text:p text:style-name="Text_20_body">This is implied by the <text:span text:style-name="Emphasis">suttas</text:span>, since it is <text:span text:style-name="Emphasis">sakkāya-diṭthi</text:span> that is responsible for the sense of permanence.</text:p>
      <text:p text:style-name="Text_20_body">123</text:p>
      <text:p text:style-name="Text_20_body">It is not clear whether Mahā-Koṭṭhita himself is caught up in <text:span text:style-name="Emphasis">sakkāya-diṭṭhi</text:span>, whether he is testing Sāriputta or whether he is asking the questions for the benefit of others who are present. (According to the commentary the last of these is the correct explanation).</text:p>
      <text:p text:style-name="Text_20_body">Concern about the nature of final <text:span text:style-name="Emphasis">Nibbāna</text:span> is essentially the same as speculation about the nature of the <text:span text:style-name="Emphasis">Tathāgata</text:span> after death. In the following quote it is said that such speculation is a result of <text:span text:style-name="Emphasis">sakkāya-diṭṭhi</text:span>, the view of personal identity, and that with the abandonment of <text:span text:style-name="Emphasis">sakkāya-diṭṭhi</text:span> such speculation is also abandoned:</text:p>
      <text:p text:style-name="Quotations">‘What, Master Gotama, is the cause and reason why, when wanderers of other sects are asked such questions, they give such answers as: … “the <text:span text:style-name="Emphasis">Tathāgata</text:span> exists after death” or “the <text:span text:style-name="Emphasis">Tathāgata</text:span> does not exists after death” … And what is the cause and reason why, when Master Gotama is asked such questions, he does not give such answers?’</text:p>
      <text:p text:style-name="Quotations">‘Vaccha, wanderers of other sects regard form as self, or self as possessing form, or form as in self, or self as in form. They regard feeling as self … perception as self … volitional formations as self … consciousness as self, or self as possessing consciousness, or consciousness as in self, or self as in consciousness. Therefore, when the wanderers of other sects are asked such questions, they give such answers as: … “the <text:span text:style-name="Emphasis">Tathāgata</text:span> exists after death” or “the <text:span text:style-name="Emphasis">Tathāgata</text:span> does not exists after death” … But, Vaccha, the <text:span text:style-name="Emphasis">Tathāgata</text:span>, the arahant, the Perfectly enlightened one, does not regard form as self … self as in consciousness. therefore, when the <text:span text:style-name="Emphasis">Tathāgata</text:span> is asked such questions, he does not give such answers.’.</text:p>
      <text:p text:style-name="Text_20_body">SN 44.8:2.1–3.16</text:p>
      <text:p text:style-name="Text_20_body">The above taking of a self in relation to the five aggregates is the definition of <text:span text:style-name="Emphasis">sakkāya-diṭṭhi</text:span>; see MN 44:7.1–7.8.</text:p>
      <text:p text:style-name="Text_20_body">124</text:p>
      <text:p text:style-name="Text_20_body">This does not mean that one may not have a legitimate discussion on the nature of final <text:span text:style-name="Emphasis">Nibbāna</text:span>, only that one has to be very careful not to be ‘taken in’ by <text:span text:style-name="Emphasis">sakkāya-diṭṭhi</text:span>. Indeed, one should keep in mind that no matter how hard one tries, there will always be a minimum degree of distortion of reality until <text:span text:style-name="Emphasis">sakkāya-diṭṭhi</text:span> is abandoned.</text:p>
      <text:p text:style-name="Text_20_body"><text:soft-page-break/>125</text:p>
      <text:p text:style-name="Text_20_body">The view of personal identity will tend to give rise either to an eternalist outlook or to an annihilationist one, since these are the two most obvious destinies of a permanent self. In fact, the commentary relates the above questions to eternalism and annihilationism (Mp III 150, 15).</text:p>
      <text:p text:style-name="Text_20_body">126</text:p>
      <text:p text:style-name="Text_20_body">When the illusion is seen for what it is, not only does one abandon the idea of a solid core, one also sees that the idea of ownership is an illusion. In this way the entire <text:span text:style-name="Emphasis">saṁsāra</text:span> has lost whatever value it may previously have had.</text:p>
      <text:p text:style-name="Text_20_body">127</text:p>
      <text:p text:style-name="Text_20_body">They are beside the point only in so far as it is cessation that is the true goal. A debate about final <text:span text:style-name="Emphasis">Nibbāna</text:span> is still useful to the extent that it makes this clear. And, given the discussion so far, it is useful for pointing out that postulating anything additional to mere cessation does not make good sense and for showing that seeing final <text:span text:style-name="Emphasis">Nibbāna</text:span> as a ‘state’ may prove obstructive to achieving one’s goal. The concern over ‘is there not anything else?’ relates to annihilationism (again, see Mp III 150, 15), and I have argued that cessation is different from the annihilation of a permanent self.</text:p>
      <text:p text:style-name="Text_20_body">128</text:p>
      <text:p text:style-name="Text_20_body">This passage is almost as explicit as can be that there is nothing apart from <text:span text:style-name="Emphasis">dukkha</text:span> and its cessation.</text:p>
      <text:p text:style-name="Text_20_body">It is sometimes argued that the Buddha never speaks of final <text:span text:style-name="Emphasis">Nibbāna</text:span> as just cessation Bodhi 2005, p.319. (Ven. Bodhi in fact uses the word ‘nonexistence’ rather than cessation. Although the term nonexistence is unfortunate since it implies something as existing prior to final <text:span text:style-name="Emphasis">Nibbāna</text:span> — see SN 12.15:2.1–2.3 where the ideas of existence and nonexistence, <text:span text:style-name="Emphasis">atthitañ</text:span> and <text:span text:style-name="Emphasis">natthitañ</text:span>, are presented as false — it seems to me that Ven. Bodhi actually means nonexistence in the sense of (mere) cessation.) But on a number of occasions the Buddha uses terminology that it seems should be understood in just this way, for instance at MN 140:24.5: ‘on the dissolution of the body, with the ending of life, all that is felt, not being delighted in, will become cool right here’. At the same time it is hardly surprising that the Buddha should not spend too much time proclaiming that the nature of final <text:span text:style-name="Emphasis">Nibbāna</text:span> is just cessation. Such statements are bound to be misunderstood by the vast majority of people because of their sense of a permanent self (the Buddha is in fact disparaged as an annihilationist in the <text:span text:style-name="Emphasis">suttas</text:span> on a number of occasions, for instance at AN 8.11:6.1 and MN 22:37.2), and thus it would be counterproductive to teach the <text:span text:style-name="Emphasis">Dhamma</text:span> in this way. It seems that the relative paucity of statements on the nature of final <text:span text:style-name="Emphasis">Nibbāna</text:span> is simply a result of the Buddha being pragmatic as to what teachings would inspire the majority of people who are not <text:span text:style-name="Emphasis">ariyas</text:span>, whether monastic or lay.</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uart Corner</meta:initial-creator>
    <meta:creation-date>2025-06-21T10:35:53.973000000</meta:creation-date>
    <dc:date>2025-06-24T13:02:30.099000000</dc:date>
    <dc:creator>Stuart Corner</dc:creator>
    <meta:editing-duration>PT11H17M51S</meta:editing-duration>
    <meta:editing-cycles>8</meta:editing-cycles>
    <meta:generator>LibreOffice/24.8.7.2$Windows_X86_64 LibreOffice_project/e07d0a63a46349d29051da79b1fde8160bab2a89</meta:generator>
    <meta:document-statistic meta:table-count="0" meta:image-count="0" meta:object-count="0" meta:page-count="5" meta:paragraph-count="41" meta:word-count="1297" meta:character-count="7449" meta:non-whitespace-character-count="6194"/>
  </office:meta>
</office:document-meta>
</file>